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3.926cm"/>
    </style:style>
    <style:style style:name="co4" style:family="table-column">
      <style:table-column-properties fo:break-before="auto" style:column-width="3.66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3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Foglio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 table:number-rows-repeated="6"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Vout_5</text:p>
          </table:table-cell>
          <table:table-cell office:value-type="string" calcext:value-type="string">
            <text:p>Vout_3_3</text:p>
          </table:table-cell>
          <table:table-cell office:value-type="string" calcext:value-type="string">
            <text:p>vfb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1-3-3</text:p>
          </table:table-cell>
          <table:table-cell office:value-type="string" calcext:value-type="string">
            <text:p>R1-5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vout_min</text:p>
          </table:table-cell>
          <table:table-cell office:value-type="string" calcext:value-type="string">
            <text:p>vout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office:value-type="float" office:value="1.265" calcext:value-type="float">
            <text:p>1,265</text:p>
          </table:table-cell>
          <table:table-cell office:value-type="float" office:value="390000" calcext:value-type="float">
            <text:p>390000</text:p>
          </table:table-cell>
          <table:table-cell table:formula="of:=[.D8]*(([.B8]/[.C8])-1)" office:value-type="float" office:value="627391.304347826" calcext:value-type="float">
            <text:p>627391,304347826</text:p>
          </table:table-cell>
          <table:table-cell table:formula="of:=[.D8]*(([.A8]/[.C8])-1)" office:value-type="float" office:value="1151501.97628459" calcext:value-type="float">
            <text:p>1151501,97628459</text:p>
          </table:table-cell>
          <table:table-cell table:formula="of:=[.F8]-[.E8]" office:value-type="float" office:value="524110.671936759" calcext:value-type="float">
            <text:p>524110,671936759</text:p>
          </table:table-cell>
          <table:table-cell table:formula="of:=(([.E8]/[.D8]) * [.C8]) + [.C8]" office:value-type="float" office:value="3.3" calcext:value-type="float">
            <text:p>3,3</text:p>
          </table:table-cell>
          <table:table-cell table:formula="of:=((([.E8]+[.G8])/[.D8]) * [.C8]) + [.C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office:value-type="float" office:value="1.265" calcext:value-type="float">
            <text:p>1,265</text:p>
          </table:table-cell>
          <table:table-cell office:value-type="float" office:value="330000" calcext:value-type="float">
            <text:p>330000</text:p>
          </table:table-cell>
          <table:table-cell table:formula="of:=[.D9]*(([.B9]/[.C9])-1)" office:value-type="float" office:value="530869.565217391" calcext:value-type="float">
            <text:p>530869,565217391</text:p>
          </table:table-cell>
          <table:table-cell table:formula="of:=[.D9]*(([.A9]/[.C9])-1)" office:value-type="float" office:value="974347.826086957" calcext:value-type="float">
            <text:p>974347,826086957</text:p>
          </table:table-cell>
          <table:table-cell table:formula="of:=[.F9]-[.E9]" office:value-type="float" office:value="443478.260869565" calcext:value-type="float">
            <text:p>443478,260869565</text:p>
          </table:table-cell>
          <table:table-cell table:formula="of:=(([.E9]/[.D9]) * [.C9]) + [.C9]" office:value-type="float" office:value="3.3" calcext:value-type="float">
            <text:p>3,3</text:p>
          </table:table-cell>
          <table:table-cell table:formula="of:=((([.E9]+[.G9])/[.D9]) * [.C9]) + [.C9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office:value-type="float" office:value="1.265" calcext:value-type="float">
            <text:p>1,265</text:p>
          </table:table-cell>
          <table:table-cell office:value-type="float" office:value="270000" calcext:value-type="float">
            <text:p>270000</text:p>
          </table:table-cell>
          <table:table-cell table:formula="of:=[.D10]*(([.B10]/[.C10])-1)" office:value-type="float" office:value="434347.826086957" calcext:value-type="float">
            <text:p>434347,826086957</text:p>
          </table:table-cell>
          <table:table-cell table:formula="of:=[.D10]*(([.A10]/[.C10])-1)" office:value-type="float" office:value="797193.675889328" calcext:value-type="float">
            <text:p>797193,675889328</text:p>
          </table:table-cell>
          <table:table-cell table:formula="of:=[.F10]-[.E10]" office:value-type="float" office:value="362845.849802372" calcext:value-type="float">
            <text:p>362845,849802372</text:p>
          </table:table-cell>
          <table:table-cell table:formula="of:=(([.E10]/[.D10]) * [.C10]) + [.C10]" office:value-type="float" office:value="3.3" calcext:value-type="float">
            <text:p>3,3</text:p>
          </table:table-cell>
          <table:table-cell table:formula="of:=((([.E10]+[.G10])/[.D10]) * [.C10]) + [.C10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office:value-type="float" office:value="1.265" calcext:value-type="float">
            <text:p>1,265</text:p>
          </table:table-cell>
          <table:table-cell office:value-type="float" office:value="220000" calcext:value-type="float">
            <text:p>220000</text:p>
          </table:table-cell>
          <table:table-cell table:formula="of:=[.D11]*(([.B11]/[.C11])-1)" office:value-type="float" office:value="353913.043478261" calcext:value-type="float">
            <text:p>353913,043478261</text:p>
          </table:table-cell>
          <table:table-cell table:formula="of:=[.D11]*(([.A11]/[.C11])-1)" office:value-type="float" office:value="649565.217391304" calcext:value-type="float">
            <text:p>649565,217391304</text:p>
          </table:table-cell>
          <table:table-cell table:formula="of:=[.F11]-[.E11]" office:value-type="float" office:value="295652.173913044" calcext:value-type="float">
            <text:p>295652,173913044</text:p>
          </table:table-cell>
          <table:table-cell table:formula="of:=(([.E11]/[.D11]) * [.C11]) + [.C11]" office:value-type="float" office:value="3.3" calcext:value-type="float">
            <text:p>3,3</text:p>
          </table:table-cell>
          <table:table-cell table:formula="of:=((([.E11]+[.G11])/[.D11]) * [.C11]) + [.C11]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office:value-type="float" office:value="1.265" calcext:value-type="float">
            <text:p>1,265</text:p>
          </table:table-cell>
          <table:table-cell office:value-type="float" office:value="390000" calcext:value-type="float">
            <text:p>390000</text:p>
          </table:table-cell>
          <table:table-cell table:formula="of:=[.D13]*(([.B13]/[.C13])-1)" office:value-type="float" office:value="627391.304347826" calcext:value-type="float">
            <text:p>627391,304347826</text:p>
          </table:table-cell>
          <table:table-cell table:formula="of:=[.D13]*(([.A13]/[.C13])-1)" office:value-type="float" office:value="1151501.97628459" calcext:value-type="float">
            <text:p>1151501,97628459</text:p>
          </table:table-cell>
          <table:table-cell table:formula="of:=[.F13]-[.E13]" office:value-type="float" office:value="524110.671936759" calcext:value-type="float">
            <text:p>524110,671936759</text:p>
          </table:table-cell>
          <table:table-cell table:formula="of:=(([.E13]/[.D13]) * [.C13]) + [.C13]" office:value-type="float" office:value="3.3" calcext:value-type="float">
            <text:p>3,3</text:p>
          </table:table-cell>
          <table:table-cell table:formula="of:=((([.E13]+[.G13])/[.D13]) * [.C13]) + [.C1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office:value-type="float" office:value="1.265" calcext:value-type="float">
            <text:p>1,265</text:p>
          </table:table-cell>
          <table:table-cell office:value-type="float" office:value="330000" calcext:value-type="float">
            <text:p>330000</text:p>
          </table:table-cell>
          <table:table-cell office:value-type="float" office:value="510000" calcext:value-type="float">
            <text:p>510000</text:p>
          </table:table-cell>
          <table:table-cell table:formula="of:=[.D14]*(([.A14]/[.C14])-1)" office:value-type="float" office:value="974347.826086957" calcext:value-type="float">
            <text:p>974347,826086957</text:p>
          </table:table-cell>
          <table:table-cell office:value-type="float" office:value="500000" calcext:value-type="float">
            <text:p>500000</text:p>
          </table:table-cell>
          <table:table-cell table:formula="of:=(([.E14]/[.D14]) * [.C14]) + [.C14]" office:value-type="float" office:value="3.22" calcext:value-type="float">
            <text:p>3,22</text:p>
          </table:table-cell>
          <table:table-cell table:formula="of:=((([.E14]+[.G14])/[.D14]) * [.C14]) + [.C14]" office:value-type="float" office:value="5.13666666666667" calcext:value-type="float">
            <text:p>5,13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office:value-type="float" office:value="1.265" calcext:value-type="float">
            <text:p>1,265</text:p>
          </table:table-cell>
          <table:table-cell office:value-type="float" office:value="330000" calcext:value-type="float">
            <text:p>330000</text:p>
          </table:table-cell>
          <table:table-cell office:value-type="float" office:value="510000" calcext:value-type="float">
            <text:p>510000</text:p>
          </table:table-cell>
          <table:table-cell table:formula="of:=[.D15]*(([.A15]/[.C15])-1)" office:value-type="float" office:value="974347.826086957" calcext:value-type="float">
            <text:p>974347,826086957</text:p>
          </table:table-cell>
          <table:table-cell office:value-type="float" office:value="10" calcext:value-type="float">
            <text:p>10</text:p>
          </table:table-cell>
          <table:table-cell table:formula="of:=(([.E15]/[.D15]) * [.C15]) + [.C15]" office:value-type="float" office:value="3.22" calcext:value-type="float">
            <text:p>3,22</text:p>
          </table:table-cell>
          <table:table-cell table:formula="of:=((([.E15]+[.G15])/[.D15]) * [.C15]) + [.C15]" office:value-type="float" office:value="3.22003833333333" calcext:value-type="float">
            <text:p>3,22003833333333</text:p>
          </table:table-cell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5T22:28:00.530000000</dc:date>
    <meta:editing-duration>PT12H3M24S</meta:editing-duration>
    <meta:editing-cycles>1</meta:editing-cycles>
    <meta:document-statistic meta:table-count="1" meta:cell-count="72" meta:object-count="0"/>
    <meta:generator>LibreOffice/7.1.0.3$Windows_X86_64 LibreOffice_project/f6099ecf3d29644b5008cc8f48f42f4a40986e4c</meta:generator>
  </office:meta>
</office:document-meta>
</file>